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10.077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4.994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4.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none" fo:border-right="none" fo:border-top="0.035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5cm solid #000000" fo:border-left="none" fo:border-right="none" fo:border-top="none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order-bottom="0.035cm solid #000000" fo:background-color="#ff0000" fo:border-left="none" fo:border-right="none" fo:border-top="none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order-bottom="none" fo:border-left="none" fo:border-right="0.035cm solid #000000" fo:border-top="0.035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Basic Channels (iRacing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Type</text:p>
          </table:table-cell>
          <table:table-cell table:style-name="ce5"/>
          <table:table-cell table:style-name="ce5" office:value-type="string">
            <text:p>rFactor</text:p>
          </table:table-cell>
          <table:table-cell table:style-name="ce5" office:value-type="string">
            <text:p>rFactor2</text:p>
          </table:table-cell>
          <table:table-cell table:style-name="ce5" office:value-type="string">
            <text:p>Asetto Corsa</text:p>
          </table:table-cell>
          <table:table-cell table:style-name="ce12" office:value-type="string">
            <text:p>R3E</text:p>
          </table:table-cell>
          <table:table-cell table:number-columns-repeated="1015"/>
        </table:table-row>
        <table:table-row table:style-name="ro2">
          <table:table-cell office:value-type="string">
            <text:p>SessionTime</text:p>
          </table:table-cell>
          <table:table-cell office:value-type="string">
            <text:p>Seconds since session start</text:p>
          </table:table-cell>
          <table:table-cell office:value-type="string">
            <text:p>s</text:p>
          </table:table-cell>
          <table:table-cell office:value-type="string">
            <text:p>double</text:p>
          </table:table-cell>
          <table:table-cell/>
          <table:table-cell table:style-name="ce8" office:value-type="string">
            <text:p>mDeltaTime</text:p>
          </table:table-cell>
          <table:table-cell table:style-name="ce8" office:value-type="string">
            <text:p>mDeltaTime+mElapsedTime</text:p>
          </table:table-cell>
          <table:table-cell table:number-columns-repeated="1017"/>
        </table:table-row>
        <table:table-row table:style-name="ro2">
          <table:table-cell office:value-type="string">
            <text:p>SessionNum</text:p>
          </table:table-cell>
          <table:table-cell office:value-type="string">
            <text:p>Session number</text:p>
          </table:table-cell>
          <table:table-cell/>
          <table:table-cell office:value-type="string">
            <text:p>int</text:p>
          </table:table-cell>
          <table:table-cell/>
          <table:table-cell table:style-name="ce8" office:value-type="string">
            <text:p>mSession</text:p>
          </table:table-cell>
          <table:table-cell table:number-columns-repeated="1018"/>
        </table:table-row>
        <table:table-row table:style-name="ro2">
          <table:table-cell office:value-type="string">
            <text:p>SessionState</text:p>
          </table:table-cell>
          <table:table-cell office:value-type="string">
            <text:p>Session state</text:p>
          </table:table-cell>
          <table:table-cell office:value-type="string">
            <text:p>irsdk_SessionState</text:p>
          </table:table-cell>
          <table:table-cell office:value-type="string">
            <text:p>int</text:p>
          </table:table-cell>
          <table:table-cell/>
          <table:table-cell table:style-name="ce8" office:value-type="string">
            <text:p>mGamePhase</text:p>
          </table:table-cell>
          <table:table-cell table:number-columns-repeated="1018"/>
        </table:table-row>
        <table:table-row table:style-name="ro2">
          <table:table-cell office:value-type="string">
            <text:p>SessionUniqueID</text:p>
          </table:table-cell>
          <table:table-cell office:value-type="string">
            <text:p>Session ID</text:p>
          </table:table-cell>
          <table:table-cell/>
          <table:table-cell office:value-type="string">
            <text:p>in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essionTimeRemain</text:p>
          </table:table-cell>
          <table:table-cell office:value-type="string">
            <text:p>Seconds left till session ends</text:p>
          </table:table-cell>
          <table:table-cell office:value-type="string">
            <text:p>s</text:p>
          </table:table-cell>
          <table:table-cell office:value-type="string">
            <text:p>double</text:p>
          </table:table-cell>
          <table:table-cell/>
          <table:table-cell table:style-name="ce9" office:value-type="string">
            <text:p>mEndET-mCurrentET</text:p>
          </table:table-cell>
          <table:table-cell table:number-columns-repeated="1018"/>
        </table:table-row>
        <table:table-row table:style-name="ro2">
          <table:table-cell office:value-type="string">
            <text:p>SessionLapsRemain</text:p>
          </table:table-cell>
          <table:table-cell office:value-type="string">
            <text:p>Laps left till session ends</text:p>
          </table:table-cell>
          <table:table-cell/>
          <table:table-cell office:value-type="string">
            <text:p>int</text:p>
          </table:table-cell>
          <table:table-cell/>
          <table:table-cell table:style-name="ce9" office:value-type="string">
            <text:p>MmaxLaps-mTotalLaps</text:p>
          </table:table-cell>
          <table:table-cell table:number-columns-repeated="1018"/>
        </table:table-row>
        <table:table-row table:style-name="ro2">
          <table:table-cell office:value-type="string">
            <text:p>DriverMarker</text:p>
          </table:table-cell>
          <table:table-cell office:value-type="string">
            <text:p>Driver activated flag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FrameRate</text:p>
          </table:table-cell>
          <table:table-cell office:value-type="string">
            <text:p>Average frames per second</text:p>
          </table:table-cell>
          <table:table-cell office:value-type="string">
            <text:p>fp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CpuUsageBG</text:p>
          </table:table-cell>
          <table:table-cell office:value-type="string">
            <text:p>Percent of available tim bg thread took with a 1 sec av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OnPitRoad</text:p>
          </table:table-cell>
          <table:table-cell office:value-type="string">
            <text:p>Is the player car on pit road between the cones</text:p>
          </table:table-cell>
          <table:table-cell office:value-type="string">
            <text:p>bool</text:p>
          </table:table-cell>
          <table:table-cell table:number-columns-repeated="2"/>
          <table:table-cell table:style-name="ce8" office:value-type="string">
            <text:p>mInPits</text:p>
          </table:table-cell>
          <table:table-cell table:number-columns-repeated="1018"/>
        </table:table-row>
        <table:table-row table:style-name="ro2">
          <table:table-cell office:value-type="string">
            <text:p>SteeringWheelAngle</text:p>
          </table:table-cell>
          <table:table-cell office:value-type="string">
            <text:p>Steering wheel angle</text:p>
          </table:table-cell>
          <table:table-cell office:value-type="string">
            <text:p>rad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mUnfilteredSteering (-1.0 – 1.0)</text:p>
          </table:table-cell>
          <table:table-cell table:number-columns-repeated="1018"/>
        </table:table-row>
        <table:table-row table:style-name="ro2">
          <table:table-cell office:value-type="string">
            <text:p>Throttle</text:p>
          </table:table-cell>
          <table:table-cell office:value-type="string">
            <text:p>0=off throttle to 1=full throttle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UnfilteredThrottle</text:p>
          </table:table-cell>
          <table:table-cell table:number-columns-repeated="1018"/>
        </table:table-row>
        <table:table-row table:style-name="ro2">
          <table:table-cell office:value-type="string">
            <text:p>Brake</text:p>
          </table:table-cell>
          <table:table-cell office:value-type="string">
            <text:p>0=brake released to 1=max pedal force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UnfilteredBrake</text:p>
          </table:table-cell>
          <table:table-cell table:number-columns-repeated="1018"/>
        </table:table-row>
        <table:table-row table:style-name="ro2">
          <table:table-cell office:value-type="string">
            <text:p>Clutch</text:p>
          </table:table-cell>
          <table:table-cell office:value-type="string">
            <text:p>0=disengaged to 1=fully engaged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UnfilteredClutch</text:p>
          </table:table-cell>
          <table:table-cell table:number-columns-repeated="1018"/>
        </table:table-row>
        <table:table-row table:style-name="ro2">
          <table:table-cell office:value-type="string">
            <text:p>Gear</text:p>
          </table:table-cell>
          <table:table-cell office:value-type="string">
            <text:p>-1=reverse <text:s/>0=neutral <text:s/>1..n=current gear</text:p>
          </table:table-cell>
          <table:table-cell/>
          <table:table-cell office:value-type="string">
            <text:p>int</text:p>
          </table:table-cell>
          <table:table-cell/>
          <table:table-cell table:style-name="ce8" office:value-type="string">
            <text:p>mUnfilteredClutch</text:p>
          </table:table-cell>
          <table:table-cell table:number-columns-repeated="1018"/>
        </table:table-row>
        <table:table-row table:style-name="ro2">
          <table:table-cell office:value-type="string">
            <text:p>RPM</text:p>
          </table:table-cell>
          <table:table-cell office:value-type="string">
            <text:p>Engine rpm</text:p>
          </table:table-cell>
          <table:table-cell office:value-type="string">
            <text:p>revs/min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EngineRPM</text:p>
          </table:table-cell>
          <table:table-cell table:number-columns-repeated="1018"/>
        </table:table-row>
        <table:table-row table:style-name="ro2">
          <table:table-cell office:value-type="string">
            <text:p>Lap</text:p>
          </table:table-cell>
          <table:table-cell office:value-type="string">
            <text:p>Lap count</text:p>
          </table:table-cell>
          <table:table-cell/>
          <table:table-cell office:value-type="string">
            <text:p>int</text:p>
          </table:table-cell>
          <table:table-cell/>
          <table:table-cell table:style-name="ce8" office:value-type="string">
            <text:p>mLapNumber</text:p>
          </table:table-cell>
          <table:table-cell table:number-columns-repeated="1018"/>
        </table:table-row>
        <table:table-row table:style-name="ro2">
          <table:table-cell office:value-type="string">
            <text:p>LapDist</text:p>
          </table:table-cell>
          <table:table-cell office:value-type="string">
            <text:p>Meters traveled from S/F this lap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apDist</text:p>
          </table:table-cell>
          <table:table-cell table:number-columns-repeated="1018"/>
        </table:table-row>
        <table:table-row table:style-name="ro2">
          <table:table-cell office:value-type="string">
            <text:p>LapDistPct</text:p>
          </table:table-cell>
          <table:table-cell office:value-type="string">
            <text:p>Percentage distance around lap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9"/>
          <table:table-cell table:number-columns-repeated="1018"/>
        </table:table-row>
        <table:table-row table:style-name="ro2">
          <table:table-cell office:value-type="string">
            <text:p>LapBestLap</text:p>
          </table:table-cell>
          <table:table-cell office:value-type="string">
            <text:p>Players best lap number</text:p>
          </table:table-cell>
          <table:table-cell/>
          <table:table-cell office:value-type="string">
            <text:p>int</text:p>
          </table:table-cell>
          <table:table-cell/>
          <table:table-cell table:style-name="ce9"/>
          <table:table-cell table:number-columns-repeated="1018"/>
        </table:table-row>
        <table:table-row table:style-name="ro2">
          <table:table-cell office:value-type="string">
            <text:p>LapBestLapTime</text:p>
          </table:table-cell>
          <table:table-cell office:value-type="string">
            <text:p>Players best lap time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BestLapTime</text:p>
          </table:table-cell>
          <table:table-cell table:number-columns-repeated="1018"/>
        </table:table-row>
        <table:table-row table:style-name="ro2">
          <table:table-cell office:value-type="string">
            <text:p>LapLastLapTime</text:p>
          </table:table-cell>
          <table:table-cell office:value-type="string">
            <text:p>Players last lap time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astLapTime</text:p>
          </table:table-cell>
          <table:table-cell table:number-columns-repeated="1018"/>
        </table:table-row>
        <table:table-row table:style-name="ro2">
          <table:table-cell office:value-type="string">
            <text:p>LapCurrentLapTime</text:p>
          </table:table-cell>
          <table:table-cell office:value-type="string">
            <text:p>Estimate of players current lap time as shown in F3 box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mLapStartET</text:p>
          </table:table-cell>
          <table:table-cell table:number-columns-repeated="1018"/>
        </table:table-row>
        <table:table-row table:style-name="ro2">
          <table:table-cell office:value-type="string">
            <text:p>LapDeltaToBestLap</text:p>
          </table:table-cell>
          <table:table-cell office:value-type="string">
            <text:p>Delta time for best lap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BestLap_DD</text:p>
          </table:table-cell>
          <table:table-cell office:value-type="string">
            <text:p>Rate of change of delta time for best lap</text:p>
          </table:table-cell>
          <table:table-cell office:value-type="string">
            <text:p>s/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BestLap_OK</text:p>
          </table:table-cell>
          <table:table-cell office:value-type="string">
            <text:p>Delta time for best lap is valid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OptimalLap</text:p>
          </table:table-cell>
          <table:table-cell office:value-type="string">
            <text:p>Delta time for optimal lap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OptimalLap_DD</text:p>
          </table:table-cell>
          <table:table-cell office:value-type="string">
            <text:p>Rate of change of delta time for optimal lap</text:p>
          </table:table-cell>
          <table:table-cell office:value-type="string">
            <text:p>s/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OptimalLap_OK</text:p>
          </table:table-cell>
          <table:table-cell office:value-type="string">
            <text:p>Delta time for optimal lap is valid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BestLap</text:p>
          </table:table-cell>
          <table:table-cell office:value-type="string">
            <text:p>Delta time for session best lap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BestLap_DD</text:p>
          </table:table-cell>
          <table:table-cell office:value-type="string">
            <text:p>Rate of change of delta time for session best lap</text:p>
          </table:table-cell>
          <table:table-cell office:value-type="string">
            <text:p>s/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BestLap_OK</text:p>
          </table:table-cell>
          <table:table-cell office:value-type="string">
            <text:p>Delta time for session best lap is valid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OptimalLap</text:p>
          </table:table-cell>
          <table:table-cell office:value-type="string">
            <text:p>Delta time for session optimal lap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OptimalLap_DD</text:p>
          </table:table-cell>
          <table:table-cell office:value-type="string">
            <text:p>Rate of change of delta time for session optimal lap</text:p>
          </table:table-cell>
          <table:table-cell office:value-type="string">
            <text:p>s/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OptimalLap_OK</text:p>
          </table:table-cell>
          <table:table-cell office:value-type="string">
            <text:p>Delta time for session optimal lap is valid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LastlLap</text:p>
          </table:table-cell>
          <table:table-cell office:value-type="string">
            <text:p>Delta time for session last lap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LastlLap_DD</text:p>
          </table:table-cell>
          <table:table-cell office:value-type="string">
            <text:p>Rate of change of delta time for session last lap</text:p>
          </table:table-cell>
          <table:table-cell office:value-type="string">
            <text:p>s/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apDeltaToSessionLastlLap_OK</text:p>
          </table:table-cell>
          <table:table-cell office:value-type="string">
            <text:p>Delta time for session last lap is valid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LongAccel</text:p>
          </table:table-cell>
          <table:table-cell office:value-type="string">
            <text:p>Longitudinal acceleration (including gravity)</text:p>
          </table:table-cell>
          <table:table-cell office:value-type="string">
            <text:p>m/s^2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Accel.z</text:p>
          </table:table-cell>
          <table:table-cell table:number-columns-repeated="1018"/>
        </table:table-row>
        <table:table-row table:style-name="ro2">
          <table:table-cell office:value-type="string">
            <text:p>LatAccel</text:p>
          </table:table-cell>
          <table:table-cell office:value-type="string">
            <text:p>Lateral acceleration (including gravity)</text:p>
          </table:table-cell>
          <table:table-cell office:value-type="string">
            <text:p>m/s^2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Accel.x</text:p>
          </table:table-cell>
          <table:table-cell table:number-columns-repeated="1018"/>
        </table:table-row>
        <table:table-row table:style-name="ro2">
          <table:table-cell office:value-type="string">
            <text:p>VertAccel</text:p>
          </table:table-cell>
          <table:table-cell office:value-type="string">
            <text:p>Vertical acceleration (including gravity)</text:p>
          </table:table-cell>
          <table:table-cell office:value-type="string">
            <text:p>m/s^2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Accel.y</text:p>
          </table:table-cell>
          <table:table-cell table:number-columns-repeated="1018"/>
        </table:table-row>
        <table:table-row table:style-name="ro2">
          <table:table-cell office:value-type="string">
            <text:p>RollRate</text:p>
          </table:table-cell>
          <table:table-cell office:value-type="string">
            <text:p>Roll rate</text:p>
          </table:table-cell>
          <table:table-cell office:value-type="string">
            <text:p>rad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Rot.z</text:p>
          </table:table-cell>
          <table:table-cell table:number-columns-repeated="1018"/>
        </table:table-row>
        <table:table-row table:style-name="ro2">
          <table:table-cell office:value-type="string">
            <text:p>PitchRate</text:p>
          </table:table-cell>
          <table:table-cell office:value-type="string">
            <text:p>Pitch rate</text:p>
          </table:table-cell>
          <table:table-cell office:value-type="string">
            <text:p>rad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Rot.x</text:p>
          </table:table-cell>
          <table:table-cell table:number-columns-repeated="1018"/>
        </table:table-row>
        <table:table-row table:style-name="ro2">
          <table:table-cell office:value-type="string">
            <text:p>YawRate</text:p>
          </table:table-cell>
          <table:table-cell office:value-type="string">
            <text:p>Yaw rate</text:p>
          </table:table-cell>
          <table:table-cell office:value-type="string">
            <text:p>rad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Rot.y</text:p>
          </table:table-cell>
          <table:table-cell table:number-columns-repeated="1018"/>
        </table:table-row>
        <table:table-row table:style-name="ro2">
          <table:table-cell office:value-type="string">
            <text:p>Speed</text:p>
          </table:table-cell>
          <table:table-cell office:value-type="string">
            <text:p>GPS vehicle speed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mLocalVel</text:p>
          </table:table-cell>
          <table:table-cell table:number-columns-repeated="1018"/>
        </table:table-row>
        <table:table-row table:style-name="ro2">
          <table:table-cell office:value-type="string">
            <text:p>VelocityX</text:p>
          </table:table-cell>
          <table:table-cell office:value-type="string">
            <text:p>X velocity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Vel.x</text:p>
          </table:table-cell>
          <table:table-cell table:number-columns-repeated="1018"/>
        </table:table-row>
        <table:table-row table:style-name="ro2">
          <table:table-cell office:value-type="string">
            <text:p>VelocityY</text:p>
          </table:table-cell>
          <table:table-cell office:value-type="string">
            <text:p>Y velocity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Vel.y</text:p>
          </table:table-cell>
          <table:table-cell table:number-columns-repeated="1018"/>
        </table:table-row>
        <table:table-row table:style-name="ro2">
          <table:table-cell office:value-type="string">
            <text:p>VelocityZ</text:p>
          </table:table-cell>
          <table:table-cell office:value-type="string">
            <text:p>Z velocity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LocalVel.z</text:p>
          </table:table-cell>
          <table:table-cell table:number-columns-repeated="1018"/>
        </table:table-row>
        <table:table-row table:style-name="ro2">
          <table:table-cell office:value-type="string">
            <text:p>Yaw</text:p>
          </table:table-cell>
          <table:table-cell office:value-type="string">
            <text:p>Yaw orientation</text:p>
          </table:table-cell>
          <table:table-cell office:value-type="string">
            <text:p>rad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LocalRot.y)</text:p>
          </table:table-cell>
          <table:table-cell table:number-columns-repeated="1018"/>
        </table:table-row>
        <table:table-row table:style-name="ro2">
          <table:table-cell office:value-type="string">
            <text:p>Pitch</text:p>
          </table:table-cell>
          <table:table-cell office:value-type="string">
            <text:p>Pitch orientation</text:p>
          </table:table-cell>
          <table:table-cell office:value-type="string">
            <text:p>rad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LocalRot.x)</text:p>
          </table:table-cell>
          <table:table-cell table:number-columns-repeated="1018"/>
        </table:table-row>
        <table:table-row table:style-name="ro2">
          <table:table-cell office:value-type="string">
            <text:p>Roll</text:p>
          </table:table-cell>
          <table:table-cell office:value-type="string">
            <text:p>Roll orientation</text:p>
          </table:table-cell>
          <table:table-cell office:value-type="string">
            <text:p>rad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LocalRot.z)</text:p>
          </table:table-cell>
          <table:table-cell table:number-columns-repeated="1018"/>
        </table:table-row>
        <table:table-row table:style-name="ro2">
          <table:table-cell office:value-type="string">
            <text:p>Lat</text:p>
          </table:table-cell>
          <table:table-cell office:value-type="string">
            <text:p>Latitude in decimal degrees</text:p>
          </table:table-cell>
          <table:table-cell office:value-type="string">
            <text:p>deg</text:p>
          </table:table-cell>
          <table:table-cell office:value-type="string">
            <text:p>double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Lon</text:p>
          </table:table-cell>
          <table:table-cell office:value-type="string">
            <text:p>Longitude in decimal degrees</text:p>
          </table:table-cell>
          <table:table-cell office:value-type="string">
            <text:p>deg</text:p>
          </table:table-cell>
          <table:table-cell office:value-type="string">
            <text:p>double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Alt</text:p>
          </table:table-cell>
          <table:table-cell office:value-type="string">
            <text:p>Altitude in meters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Pos.y</text:p>
          </table:table-cell>
          <table:table-cell table:number-columns-repeated="1018"/>
        </table:table-row>
        <table:table-row table:style-name="ro2">
          <table:table-cell office:value-type="string">
            <text:p>TrackTemp</text:p>
          </table:table-cell>
          <table:table-cell office:value-type="string">
            <text:p>Temperature of track at start/finish lin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TrackTemp</text:p>
          </table:table-cell>
          <table:table-cell table:number-columns-repeated="1018"/>
        </table:table-row>
        <table:table-row table:style-name="ro2">
          <table:table-cell office:value-type="string">
            <text:p>AirTemp</text:p>
          </table:table-cell>
          <table:table-cell office:value-type="string">
            <text:p>Temperature of air at start/finish lin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AmbientTemp</text:p>
          </table:table-cell>
          <table:table-cell table:number-columns-repeated="1018"/>
        </table:table-row>
        <table:table-row table:style-name="ro2">
          <table:table-cell office:value-type="string">
            <text:p>PitRepairLeft</text:p>
          </table:table-cell>
          <table:table-cell office:value-type="string">
            <text:p>Time left for mandatory pit repairs if repairs are active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PitOptRepairLeft</text:p>
          </table:table-cell>
          <table:table-cell office:value-type="string">
            <text:p>Time left for optional repairs if repairs are active</text:p>
          </table:table-cell>
          <table:table-cell office:value-type="string">
            <text:p>s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IsOnTrack</text:p>
          </table:table-cell>
          <table:table-cell office:value-type="string">
            <text:p>1=Car on track physics running</text:p>
          </table:table-cell>
          <table:table-cell office:value-type="string">
            <text:p>bool</text:p>
          </table:table-cell>
          <table:table-cell table:number-columns-repeated="2"/>
          <table:table-cell table:style-name="ce8" office:value-type="string">
            <text:p>mInRealtime</text:p>
          </table:table-cell>
          <table:table-cell table:number-columns-repeated="1018"/>
        </table:table-row>
        <table:table-row table:style-name="ro2">
          <table:table-cell office:value-type="string">
            <text:p>SteeringWheelTorque</text:p>
          </table:table-cell>
          <table:table-cell office:value-type="string">
            <text:p>Output torque on steering shaft</text:p>
          </table:table-cell>
          <table:table-cell office:value-type="string">
            <text:p>N*m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SteeringArmForce)</text:p>
          </table:table-cell>
          <table:table-cell table:number-columns-repeated="1018"/>
        </table:table-row>
        <table:table-row table:style-name="ro2">
          <table:table-cell office:value-type="string">
            <text:p>SteeringWheelPctTorque</text:p>
          </table:table-cell>
          <table:table-cell office:value-type="string">
            <text:p>Force feedback % max torque on steering shaft unsigned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teeringWheelPctTorqueSign</text:p>
          </table:table-cell>
          <table:table-cell office:value-type="string">
            <text:p>Force feedback % max torque on steering shaft signed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teeringWheelPctTorqueSignStops</text:p>
          </table:table-cell>
          <table:table-cell office:value-type="string">
            <text:p>Force feedback % max torque on steering shaft signed stops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teeringWheelPctDamper</text:p>
          </table:table-cell>
          <table:table-cell office:value-type="string">
            <text:p>Force feedback % max damp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teeringWheelAngleMax</text:p>
          </table:table-cell>
          <table:table-cell office:value-type="string">
            <text:p>Steering wheel max angle</text:p>
          </table:table-cell>
          <table:table-cell office:value-type="string">
            <text:p>rad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hiftIndicatorPct</text:p>
          </table:table-cell>
          <table:table-cell office:value-type="string">
            <text:p>DEPRECATED use DriverCarSLBlinkRPM instead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hiftPowerPct</text:p>
          </table:table-cell>
          <table:table-cell office:value-type="string">
            <text:p>Friction torque applied to gears when shifting or grind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ShiftGrindRPM</text:p>
          </table:table-cell>
          <table:table-cell office:value-type="string">
            <text:p>RPM of shifter grinding noise</text:p>
          </table:table-cell>
          <table:table-cell office:value-type="string">
            <text:p>RPM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ThrottleRaw</text:p>
          </table:table-cell>
          <table:table-cell office:value-type="string">
            <text:p>Raw throttle input 0=off throttle to 1=full throttle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BrakeRaw</text:p>
          </table:table-cell>
          <table:table-cell office:value-type="string">
            <text:p>Raw brake input 0=brake released to 1=max pedal force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EngineWarnings</text:p>
          </table:table-cell>
          <table:table-cell office:value-type="string">
            <text:p>Bitfield for warning lights</text:p>
          </table:table-cell>
          <table:table-cell office:value-type="string">
            <text:p>irsdk_EngineWarnings</text:p>
          </table:table-cell>
          <table:table-cell office:value-type="string">
            <text:p>Bitfield</text:p>
          </table:table-cell>
          <table:table-cell/>
          <table:table-cell office:value-type="string">
            <text:p>(mOverheating)</text:p>
          </table:table-cell>
          <table:table-cell table:number-columns-repeated="1018"/>
        </table:table-row>
        <table:table-row table:style-name="ro2">
          <table:table-cell office:value-type="string">
            <text:p>FuelLevel</text:p>
          </table:table-cell>
          <table:table-cell office:value-type="string">
            <text:p>Liters of fuel remaining</text:p>
          </table:table-cell>
          <table:table-cell office:value-type="string">
            <text:p>l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Fuel</text:p>
          </table:table-cell>
          <table:table-cell table:number-columns-repeated="1018"/>
        </table:table-row>
        <table:table-row table:style-name="ro2">
          <table:table-cell office:value-type="string">
            <text:p>FuelLevelPct</text:p>
          </table:table-cell>
          <table:table-cell office:value-type="string">
            <text:p>Percent fuel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Fuel)</text:p>
          </table:table-cell>
          <table:table-cell table:number-columns-repeated="1018"/>
        </table:table-row>
        <table:table-row table:style-name="ro2">
          <table:table-cell office:value-type="string">
            <text:p>dcTractionControlToggle</text:p>
          </table:table-cell>
          <table:table-cell office:value-type="string">
            <text:p>In car traction control active</text:p>
          </table:table-cell>
          <table:table-cell office:value-type="string">
            <text:p>bool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2">
          <table:table-cell office:value-type="string">
            <text:p>dcBrakeBias</text:p>
          </table:table-cell>
          <table:table-cell office:value-type="string">
            <text:p>In car brake bias adjustment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dcTractionControl</text:p>
          </table:table-cell>
          <table:table-cell office:value-type="string">
            <text:p>In car traction control adjustment</text:p>
          </table:table-cell>
          <table:table-cell/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WaterTemp</text:p>
          </table:table-cell>
          <table:table-cell office:value-type="string">
            <text:p>Engine coolant temp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EngineWaterTemp</text:p>
          </table:table-cell>
          <table:table-cell table:number-columns-repeated="1018"/>
        </table:table-row>
        <table:table-row table:style-name="ro2">
          <table:table-cell office:value-type="string">
            <text:p>WaterLevel</text:p>
          </table:table-cell>
          <table:table-cell office:value-type="string">
            <text:p>Engine coolant level</text:p>
          </table:table-cell>
          <table:table-cell office:value-type="string">
            <text:p>l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FuelPress</text:p>
          </table:table-cell>
          <table:table-cell office:value-type="string">
            <text:p>Engine fuel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OilTemp</text:p>
          </table:table-cell>
          <table:table-cell office:value-type="string">
            <text:p>Engine oil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EngineOilTemp</text:p>
          </table:table-cell>
          <table:table-cell table:number-columns-repeated="1018"/>
        </table:table-row>
        <table:table-row table:style-name="ro2">
          <table:table-cell office:value-type="string">
            <text:p>OilPress</text:p>
          </table:table-cell>
          <table:table-cell office:value-type="string">
            <text:p>Engine oil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OilLevel</text:p>
          </table:table-cell>
          <table:table-cell office:value-type="string">
            <text:p>Engine oil level</text:p>
          </table:table-cell>
          <table:table-cell office:value-type="string">
            <text:p>l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Voltage</text:p>
          </table:table-cell>
          <table:table-cell office:value-type="string">
            <text:p>Engine voltage</text:p>
          </table:table-cell>
          <table:table-cell office:value-type="string">
            <text:p>V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ManifoldPress</text:p>
          </table:table-cell>
          <table:table-cell office:value-type="string">
            <text:p>Engine manifold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RRbrakeLinePress</text:p>
          </table:table-cell>
          <table:table-cell office:value-type="string">
            <text:p>RR brake line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RRspeed</text:p>
          </table:table-cell>
          <table:table-cell office:value-type="string">
            <text:p>RR wheel speed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Rotation(rad/sec))</text:p>
          </table:table-cell>
          <table:table-cell table:number-columns-repeated="1018"/>
        </table:table-row>
        <table:table-row table:style-name="ro2">
          <table:table-cell office:value-type="string">
            <text:p>RRpressure</text:p>
          </table:table-cell>
          <table:table-cell office:value-type="string">
            <text:p>RR tire pressur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Pressure</text:p>
          </table:table-cell>
          <table:table-cell table:number-columns-repeated="1018"/>
        </table:table-row>
        <table:table-row table:style-name="ro2">
          <table:table-cell office:value-type="string">
            <text:p>RRcoldPressure</text:p>
          </table:table-cell>
          <table:table-cell office:value-type="string">
            <text:p>RR tire cold pressure</text:p>
          </table:table-cell>
          <table:table-cell office:value-type="string">
            <text:p><text:s/>as set in the garag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>
            <text:p>RRtempL</text:p>
          </table:table-cell>
          <table:table-cell office:value-type="string">
            <text:p>RR tire lef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Temperature</text:p>
          </table:table-cell>
          <table:table-cell table:number-columns-repeated="1018"/>
        </table:table-row>
        <table:table-row table:style-name="ro2">
          <table:table-cell office:value-type="string">
            <text:p>RRtempM</text:p>
          </table:table-cell>
          <table:table-cell office:value-type="string">
            <text:p>RR tire middle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Temperature</text:p>
          </table:table-cell>
          <table:table-cell table:number-columns-repeated="1018"/>
        </table:table-row>
        <table:table-row table:style-name="ro2">
          <table:table-cell office:value-type="string">
            <text:p>RRtempR</text:p>
          </table:table-cell>
          <table:table-cell office:value-type="string">
            <text:p>RR tire righ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Temperature</text:p>
          </table:table-cell>
          <table:table-cell table:number-columns-repeated="1018"/>
        </table:table-row>
        <table:table-row table:style-name="ro2">
          <table:table-cell office:value-type="string">
            <text:p>RRtempCL</text:p>
          </table:table-cell>
          <table:table-cell office:value-type="string">
            <text:p>RR tire lef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RRtempCM</text:p>
          </table:table-cell>
          <table:table-cell office:value-type="string">
            <text:p>RR tire middle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RRtempCR</text:p>
          </table:table-cell>
          <table:table-cell office:value-type="string">
            <text:p>RR tire righ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/>
          <table:table-cell table:style-name="ce11"/>
          <table:table-cell table:number-columns-repeated="1018"/>
        </table:table-row>
        <table:table-row table:style-name="ro2">
          <table:table-cell office:value-type="string">
            <text:p>RRwearL</text:p>
          </table:table-cell>
          <table:table-cell office:value-type="string">
            <text:p>RR tire lef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Wear)</text:p>
          </table:table-cell>
          <table:table-cell table:number-columns-repeated="1018"/>
        </table:table-row>
        <table:table-row table:style-name="ro2">
          <table:table-cell office:value-type="string">
            <text:p>RRwearM</text:p>
          </table:table-cell>
          <table:table-cell office:value-type="string">
            <text:p>RR tire middle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Wear)</text:p>
          </table:table-cell>
          <table:table-cell table:number-columns-repeated="1018"/>
        </table:table-row>
        <table:table-row table:style-name="ro2">
          <table:table-cell office:value-type="string">
            <text:p>RRwearR</text:p>
          </table:table-cell>
          <table:table-cell office:value-type="string">
            <text:p>RR tire righ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/>
          <table:table-cell table:style-name="ce9" office:value-type="string">
            <text:p>(mWear)</text:p>
          </table:table-cell>
          <table:table-cell table:number-columns-repeated="1018"/>
        </table:table-row>
        <table:table-row table:style-name="ro2">
          <table:table-cell office:value-type="string">
            <text:p>LRbrakeLinePress</text:p>
          </table:table-cell>
          <table:table-cell office:value-type="string">
            <text:p>LR brake line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speed</text:p>
          </table:table-cell>
          <table:table-cell office:value-type="string">
            <text:p>LR wheel speed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pressure</text:p>
          </table:table-cell>
          <table:table-cell office:value-type="string">
            <text:p>LR tire pressur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coldPressure</text:p>
          </table:table-cell>
          <table:table-cell office:value-type="string">
            <text:p>LR tire cold pressure</text:p>
          </table:table-cell>
          <table:table-cell office:value-type="string">
            <text:p><text:s/>as set in the garag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2">
          <table:table-cell office:value-type="string">
            <text:p>LRtempL</text:p>
          </table:table-cell>
          <table:table-cell office:value-type="string">
            <text:p>LR tire lef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tempM</text:p>
          </table:table-cell>
          <table:table-cell office:value-type="string">
            <text:p>LR tire middle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tempR</text:p>
          </table:table-cell>
          <table:table-cell office:value-type="string">
            <text:p>LR tire righ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tempCL</text:p>
          </table:table-cell>
          <table:table-cell office:value-type="string">
            <text:p>LR tire lef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tempCM</text:p>
          </table:table-cell>
          <table:table-cell office:value-type="string">
            <text:p>LR tire middle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tempCR</text:p>
          </table:table-cell>
          <table:table-cell office:value-type="string">
            <text:p>LR tire righ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wearL</text:p>
          </table:table-cell>
          <table:table-cell office:value-type="string">
            <text:p>LR tire lef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wearM</text:p>
          </table:table-cell>
          <table:table-cell office:value-type="string">
            <text:p>LR tire middle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RwearR</text:p>
          </table:table-cell>
          <table:table-cell office:value-type="string">
            <text:p>LR tire righ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brakeLinePress</text:p>
          </table:table-cell>
          <table:table-cell office:value-type="string">
            <text:p>RF brake line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speed</text:p>
          </table:table-cell>
          <table:table-cell office:value-type="string">
            <text:p>RF wheel speed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pressure</text:p>
          </table:table-cell>
          <table:table-cell office:value-type="string">
            <text:p>RF tire pressur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coldPressure</text:p>
          </table:table-cell>
          <table:table-cell office:value-type="string">
            <text:p>RF tire cold pressure</text:p>
          </table:table-cell>
          <table:table-cell office:value-type="string">
            <text:p><text:s/>as set in the garag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2">
          <table:table-cell office:value-type="string">
            <text:p>RFtempL</text:p>
          </table:table-cell>
          <table:table-cell office:value-type="string">
            <text:p>RF tire lef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tempM</text:p>
          </table:table-cell>
          <table:table-cell office:value-type="string">
            <text:p>RF tire middle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tempR</text:p>
          </table:table-cell>
          <table:table-cell office:value-type="string">
            <text:p>RF tire righ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tempCL</text:p>
          </table:table-cell>
          <table:table-cell office:value-type="string">
            <text:p>RF tire lef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tempCM</text:p>
          </table:table-cell>
          <table:table-cell office:value-type="string">
            <text:p>RF tire middle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tempCR</text:p>
          </table:table-cell>
          <table:table-cell office:value-type="string">
            <text:p>RF tire righ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wearL</text:p>
          </table:table-cell>
          <table:table-cell office:value-type="string">
            <text:p>RF tire lef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wearM</text:p>
          </table:table-cell>
          <table:table-cell office:value-type="string">
            <text:p>RF tire middle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FwearR</text:p>
          </table:table-cell>
          <table:table-cell office:value-type="string">
            <text:p>RF tire righ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brakeLinePress</text:p>
          </table:table-cell>
          <table:table-cell office:value-type="string">
            <text:p>LF brake line pressure</text:p>
          </table:table-cell>
          <table:table-cell office:value-type="string">
            <text:p>bar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speed</text:p>
          </table:table-cell>
          <table:table-cell office:value-type="string">
            <text:p>LF wheel speed</text:p>
          </table:table-cell>
          <table:table-cell office:value-type="string">
            <text:p>m/s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pressure</text:p>
          </table:table-cell>
          <table:table-cell office:value-type="string">
            <text:p>LF tire pressur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coldPressure</text:p>
          </table:table-cell>
          <table:table-cell office:value-type="string">
            <text:p>LF tire cold pressure</text:p>
          </table:table-cell>
          <table:table-cell office:value-type="string">
            <text:p><text:s/>as set in the garage</text:p>
          </table:table-cell>
          <table:table-cell office:value-type="string">
            <text:p>kPa</text:p>
          </table:table-cell>
          <table:table-cell office:value-type="string">
            <text:p>float</text:p>
          </table:table-cell>
          <table:table-cell table:number-columns-repeated="1019"/>
        </table:table-row>
        <table:table-row table:style-name="ro2">
          <table:table-cell office:value-type="string">
            <text:p>LFtempL</text:p>
          </table:table-cell>
          <table:table-cell office:value-type="string">
            <text:p>LF tire lef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tempM</text:p>
          </table:table-cell>
          <table:table-cell office:value-type="string">
            <text:p>LF tire middle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tempR</text:p>
          </table:table-cell>
          <table:table-cell office:value-type="string">
            <text:p>LF tire right surface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tempCL</text:p>
          </table:table-cell>
          <table:table-cell office:value-type="string">
            <text:p>LF tire lef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tempCM</text:p>
          </table:table-cell>
          <table:table-cell office:value-type="string">
            <text:p>LF tire middle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tempCR</text:p>
          </table:table-cell>
          <table:table-cell office:value-type="string">
            <text:p>LF tire right carcass temperature</text:p>
          </table:table-cell>
          <table:table-cell office:value-type="string">
            <text:p>C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wearL</text:p>
          </table:table-cell>
          <table:table-cell office:value-type="string">
            <text:p>LF tire lef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wearM</text:p>
          </table:table-cell>
          <table:table-cell office:value-type="string">
            <text:p>LF tire middle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LFwearR</text:p>
          </table:table-cell>
          <table:table-cell office:value-type="string">
            <text:p>LF tire right percent tread remaining</text:p>
          </table:table-cell>
          <table:table-cell office:value-type="string">
            <text:p>%</text:p>
          </table:table-cell>
          <table:table-cell office:value-type="string">
            <text:p>float</text:p>
          </table:table-cell>
          <table:table-cell table:number-columns-repeated="1020"/>
        </table:table-row>
        <table:table-row table:style-name="ro2">
          <table:table-cell office:value-type="string">
            <text:p>RRshockDefl</text:p>
          </table:table-cell>
          <table:table-cell office:value-type="string">
            <text:p>RR shock deflection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SuspensionDeflection</text:p>
          </table:table-cell>
          <table:table-cell table:number-columns-repeated="1018"/>
        </table:table-row>
        <table:table-row table:style-name="ro2">
          <table:table-cell office:value-type="string">
            <text:p>LRshockDefl</text:p>
          </table:table-cell>
          <table:table-cell office:value-type="string">
            <text:p>LR shock deflection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SuspensionDeflection</text:p>
          </table:table-cell>
          <table:table-cell table:number-columns-repeated="1018"/>
        </table:table-row>
        <table:table-row table:style-name="ro2">
          <table:table-cell office:value-type="string">
            <text:p>RFshockDefl</text:p>
          </table:table-cell>
          <table:table-cell office:value-type="string">
            <text:p>RF shock deflection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SuspensionDeflection</text:p>
          </table:table-cell>
          <table:table-cell table:number-columns-repeated="1018"/>
        </table:table-row>
        <table:table-row table:style-name="ro2">
          <table:table-cell office:value-type="string">
            <text:p>LFshockDefl</text:p>
          </table:table-cell>
          <table:table-cell office:value-type="string">
            <text:p>LF shock deflection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SuspensionDeflection</text:p>
          </table:table-cell>
          <table:table-cell table:number-columns-repeated="1018"/>
        </table:table-row>
        <table:table-row table:style-name="ro2">
          <table:table-cell office:value-type="string">
            <text:p>LFrideHeight</text:p>
          </table:table-cell>
          <table:table-cell office:value-type="string">
            <text:p>LF ride height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RideHeight</text:p>
          </table:table-cell>
          <table:table-cell table:number-columns-repeated="1018"/>
        </table:table-row>
        <table:table-row table:style-name="ro2">
          <table:table-cell office:value-type="string">
            <text:p>RFrideHeight</text:p>
          </table:table-cell>
          <table:table-cell office:value-type="string">
            <text:p>RF ride height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RideHeight</text:p>
          </table:table-cell>
          <table:table-cell table:number-columns-repeated="1018"/>
        </table:table-row>
        <table:table-row table:style-name="ro2">
          <table:table-cell office:value-type="string">
            <text:p>LRrideHeight</text:p>
          </table:table-cell>
          <table:table-cell office:value-type="string">
            <text:p>LR ride height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RideHeight</text:p>
          </table:table-cell>
          <table:table-cell table:number-columns-repeated="1018"/>
        </table:table-row>
        <table:table-row table:style-name="ro2">
          <table:table-cell office:value-type="string">
            <text:p>RRrideHeight</text:p>
          </table:table-cell>
          <table:table-cell office:value-type="string">
            <text:p>RR ride height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8" office:value-type="string">
            <text:p>mRideHeight</text:p>
          </table:table-cell>
          <table:table-cell table:number-columns-repeated="1018"/>
        </table:table-row>
        <table:table-row table:style-name="ro2">
          <table:table-cell office:value-type="string">
            <text:p>CFSRrideHeight</text:p>
          </table:table-cell>
          <table:table-cell office:value-type="string">
            <text:p>Center front splitter ride height</text:p>
          </table:table-cell>
          <table:table-cell office:value-type="string">
            <text:p>m</text:p>
          </table:table-cell>
          <table:table-cell office:value-type="string">
            <text:p>float</text:p>
          </table:table-cell>
          <table:table-cell/>
          <table:table-cell table:style-name="ce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Legend</text:p>
          </table:table-cell>
          <table:table-cell table:style-name="ce8" office:value-type="string">
            <text:p>same meani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>
            <text:p>calculation might be possible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3"/>
          <table:table-cell table:style-name="ce7"/>
          <table:table-cell table:style-name="ce10" office:value-type="string">
            <text:p>not available</text:p>
          </table:table-cell>
          <table:table-cell table:style-name="ce7" table:number-columns-repeated="5"/>
          <table:table-cell table:style-name="ce14"/>
          <table:table-cell table:number-columns-repeated="1015"/>
        </table:table-row>
        <table:table-row table:style-name="ro3" table:number-rows-repeated="2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>
            <text:p>Session Info String (iR)</text:p>
          </table:table-cell>
          <table:table-cell table:style-name="ce4" table:number-columns-repeated="4"/>
          <table:table-cell table:style-name="ce4" office:value-type="string">
            <text:p>rFactor</text:p>
          </table:table-cell>
          <table:table-cell table:style-name="ce4" office:value-type="string">
            <text:p>rFactor2</text:p>
          </table:table-cell>
          <table:table-cell table:style-name="ce4" office:value-type="string">
            <text:p>Asetto Corsa</text:p>
          </table:table-cell>
          <table:table-cell table:style-name="ce4" office:value-type="string">
            <text:p>R3E</text:p>
          </table:table-cell>
          <table:table-cell table:style-name="ce4" table:number-columns-repeated="1015"/>
        </table:table-row>
        <table:table-row table:style-name="ro3">
          <table:table-cell table:style-name="Default" office:value-type="string">
            <text:p>WeekendInfo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Nam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ID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Length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DisplayNam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DisplayShortNam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City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Country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Altitud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Latitude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<text:s/>TrackLongitude</text:p>
          </table:table-cell>
          <table:table-cell table:number-columns-repeated="7"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.07.2014</text:date>, <text:time>01:3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7-12T01:38:59.10</dc:date>
    <meta:generator>OpenOffice.org/3.3$Win32 OpenOffice.org_project/330m20$Build-9567</meta:generator>
    <meta:editing-duration>PT42M21S</meta:editing-duration>
    <meta:editing-cycles>4</meta:editing-cycles>
    <meta:document-statistic meta:table-count="1" meta:cell-count="653" meta:object-count="0"/>
  </office:meta>
</office:document-meta>
</file>